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8">
            <text:p>Przegląd literaturowy <text:s/>(5h)<text:s/>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8">
            <text:p>Przegląd literaturowy <text:s/>(5h)<text:s/>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8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8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27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6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Dell Latitude E6540</dc:creator>
    <meta:creation-date>2014-11-04T22:12:00Z</meta:creation-date>
    <dc:date>2014-12-05T20:00:23Z</dc:date>
    <meta:editing-cycles>14</meta:editing-cycles>
    <meta:editing-duration>PT4402S</meta:editing-duration>
  </office:meta>
</office:document-meta>
</file>